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ffff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ff3333" draw:marker-start="Arrow" draw:marker-start-width="0.275cm" draw:marker-start-center="false" draw:marker-end="Arrow" draw:marker-end-width="0.275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line-distance="0.4cm" draw:guide-overhang="0.101cm" draw:show-unit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92488887697164911" text:style-name="L2">
        <text:list-item>
          <text:h text:style-name="P2" text:outline-level="1"><draw:measure text:anchor-type="paragraph" draw:z-index="0" draw:style-name="gr1" draw:text-style-name="P3" svg:x1="1.9cm" svg:y1="0.926cm" svg:x2="3.209cm" svg:y2="0.923cm"><text:p text:style-name="P3"><text:span text:style-name="T1"><text:measure text:kind="gap"/></text:span><text:span text:style-name="T1"><text:measure text:kind="value">13,09</text:measure></text:span><text:span text:style-name="T1"><text:measure text:kind="unit">mm</text:measure></text:span><text:span text:style-name="T1"><text:measure text:kind="gap"/></text:span></text:p></draw:measure>a</text:h>
          <text:list>
            <text:list-item>
              <text:h text:style-name="P2" text:outline-level="1">B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06:29:32.81</meta:creation-date>
    <dc:date>2013-03-04T17:37:16</dc:date>
    <meta:editing-duration>PT4M35S</meta:editing-duration>
    <meta:editing-cycles>2</meta:editing-cycles>
    <meta:generator>LibreOffice/4.1.0.0.alpha0$Linux_X86_64 LibreOffice_project/3677953fc3358460f2c54174545ed2103e72883</meta:generator>
    <meta:document-statistic meta:table-count="0" meta:image-count="0" meta:object-count="0" meta:page-count="1" meta:paragraph-count="2" meta:word-count="4" meta:character-count="10" meta:non-whitespace-character-count="6"/>
  </office:meta>
</office:document-meta>
</file>